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14e399" style:font-size-asian="22pt" style:font-weight-asian="bold" style:font-size-complex="22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</style:style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Heading_20_2">
      <style:paragraph-properties fo:text-align="center" style:justify-single-word="false"/>
      <style:text-properties fo:font-size="22pt" fo:font-weight="bold" officeooo:paragraph-rsid="0014e399" style:font-size-asian="22pt" style:font-weight-asian="bold" style:font-size-complex="22pt" style:font-weight-complex="bold"/>
    </style:style>
    <style:style style:name="T1" style:family="text">
      <style:text-properties officeooo:rsid="0014e39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żynieria Oprogramowania zima 2012</text:h>
      <text:h text:style-name="Heading_20_4" text:outline-level="4">Nazwa projektu: E-Głosowanie</text:h>
      <text:h text:style-name="Heading_20_4" text:outline-level="4">Skład grupy:</text:h>
      <text:list xml:id="list30340707" text:style-name="L1">
        <text:list-item>
          <text:p text:style-name="P11">Maciej Stankiewicz </text:p>
        </text:list-item>
        <text:list-item>
          <text:p text:style-name="P11">Przemysław Królik </text:p>
        </text:list-item>
        <text:list-item>
          <text:p text:style-name="P2">Grzegorz Melzer </text:p>
        </text:list-item>
      </text:list>
      <text:h text:style-name="Heading_20_2" text:outline-level="2">Ogólny opis</text:h>
      <text:p text:style-name="Text_20_body">Projekt e-głosowania rozpowszechnialny w każdym mieście oraz umożliwiający zdalną kontrolę i nadzór komisji wyborczych z głównego węzła znajdującego się w głównej siedzibie komisji wyborczej miasta. Projekt będzie także umożliwiał dostęp zdalny wyborców z domu poprzez specjalne aplikacje (w fazie ustalania).</text:p>
      <text:h text:style-name="Heading_20_2" text:outline-level="2">Słownik pojęć</text:h>
      <text:p text:style-name="Text_20_body">(<text:a xlink:type="simple" xlink:href="http://github.com/Necromos/IO-UG/blob/master/SłownikPojęć.md">Dostępny tutaj</text:a>)</text:p>
      <text:h text:style-name="Heading_20_2" text:outline-level="2">Komponenty</text:h>
      <text:list xml:id="list30339318" text:style-name="L2">
        <text:list-item>
          <text:p text:style-name="P12"><text:span text:style-name="Source_20_Text">Komisja</text:span> - aplet kontroli komisji okręgowej wraz z obsługą zarządzania terminali </text:p>
        </text:list-item>
        <text:list-item>
          <text:p text:style-name="P12"><text:span text:style-name="Source_20_Text">Centrala wyborcza</text:span> - główny komponent służący do kontroli działania pozostałych krytycznych części systemu </text:p>
        </text:list-item>
        <text:list-item>
          <text:p text:style-name="P3"><text:span text:style-name="Source_20_Text">Pomoc techniczna</text:span> - główny komponent pomocy technicznej składający się z wysczególnionyc </text:p>
        </text:list-item>
      </text:list>
      <text:h text:style-name="Heading_20_4" text:outline-level="4">Moduły</text:h>
      <text:list xml:id="list30326603" text:style-name="L3">
        <text:list-item>
          <text:p text:style-name="P13"><text:span text:style-name="Source_20_Text">Front-end</text:span> - zewnętrzny dostęp głosujących do zasobów aplikacji </text:p>
        </text:list-item>
        <text:list-item>
          <text:p text:style-name="P13"><text:span text:style-name="Source_20_Text">Panel komisji</text:span> - moduł nadzorujący integralność danych z terminali </text:p>
        </text:list-item>
        <text:list-item>
          <text:p text:style-name="P13"><text:span text:style-name="Source_20_Text">Panel administracyjny</text:span> - nadzór spójności systemu oraz wgląd w niekrytyczne części </text:p>
        </text:list-item>
        <text:list-item>
          <text:p text:style-name="P13"><text:span text:style-name="Source_20_Text">Panel statystyczny</text:span> - dostęp do niekrytycznych danych potrzebnych przy wyciąganiu wyników oraz kontroli przebiegu głosowania </text:p>
        </text:list-item>
        <text:list-item>
          <text:p text:style-name="P13"><text:span text:style-name="Source_20_Text">Panel twórcy</text:span> - terminal dostępowy bezpośrednio z lokalizacji serwera na specjalnych prawach osobom odpowiedzialnym za tworzenie ankiet głosowania i sprawdzania ich poprawności </text:p>
        </text:list-item>
        <text:list-item>
          <text:p text:style-name="P13"><text:span text:style-name="Source_20_Text">Automatyczny system pomocy</text:span> - moduł odpowiedzialny za zdalne (bez użycia osoby żywej) odpowiadanie na pytania głosujacych </text:p>
        </text:list-item>
        <text:list-item>
          <text:p text:style-name="P4"><text:span text:style-name="Source_20_Text">Bezpośredni system pomocy</text:span> - moduł kontaktu bezpośredniego pomiędzy głosującym a technikiem pomocy </text:p>
        </text:list-item>
      </text:list>
      <text:p text:style-name="Standard"/>
      <text:p text:style-name="Standard"/>
      <text:p text:style-name="Standard"/>
      <text:p text:style-name="Standard"/>
      <text:p text:style-name="P1"><text:soft-page-break/><text:span text:style-name="T1">OPIS KLIENTA</text:span></text:p>
      <text:h text:style-name="P18" text:outline-level="2"><text:span text:style-name="T1">System e-głosowania.</text:span></text:h>
      <text:h text:style-name="Heading_20_4" text:outline-level="4">System, który można wykorzystać w każdym mieście prowadzącym wybory i nie tylko w danym regionie w kategoriach takich jak np.:</text:h>
      <text:list xml:id="list30334740" text:style-name="L4">
        <text:list-item>
          <text:p text:style-name="P14">wybory prezydenta miasta </text:p>
        </text:list-item>
        <text:list-item>
          <text:p text:style-name="P14">wybory rady miasta </text:p>
        </text:list-item>
        <text:list-item>
          <text:p text:style-name="P5">referenda miejskie </text:p>
        </text:list-item>
      </text:list>
      <text:h text:style-name="Heading_20_4" text:outline-level="4">Każdy uprawniony obywatel w okręgu miasta biorącego udział w e-głosowaniu ma otrzymać łatwy dostęp do jego możliwości tj:</text:h>
      <text:list xml:id="list30354522" text:style-name="L5">
        <text:list-item>
          <text:p text:style-name="P15">dostępność z komputera domowego (dostęp z większości rozpowszechnionych platform) </text:p>
        </text:list-item>
        <text:list-item>
          <text:p text:style-name="P15">e-komisje wyborcze (dla osób nie posiadajacych domowego komputera lub dostępu do internetu) </text:p>
        </text:list-item>
        <text:list-item>
          <text:p text:style-name="P6">przyjazność osobom niepełnosprawnym </text:p>
        </text:list-item>
      </text:list>
      <text:h text:style-name="Heading_20_4" text:outline-level="4">Każdy obywatel, który pragnie wziąć udział w wyborach z domu powinien otrzymać jakieś podtwierdzenie i zostać oznaczony jako osoba niezdolna do głosowania z e-komisji.</text:h>
      <text:h text:style-name="Heading_20_4" text:outline-level="4">System ma być bezpieczny i stabilny aby nic nie zakłuciło możliwości przeprowadzenia głosowania.</text:h>
      <text:h text:style-name="Heading_20_4" text:outline-level="4">Wszelkie informacje mają być łatwodostępne pracownikom z odpowiednimi uprawnieniami do ich edycji/wglądu.</text:h>
      <text:h text:style-name="Heading_20_4" text:outline-level="4">System ma umożliwiać wydruk protokołów przeprowadzonych głosów oraz pełną adnotację statystyczną.</text:h>
      <text:h text:style-name="Heading_20_4" text:outline-level="4">Pracownicy komisji wyborczych uprawnieni do kontroli przebiegu wyborów powinni mieć ów możliwość w ich czasie.</text:h>
      <text:h text:style-name="Heading_20_4" text:outline-level="4">System powinien wykluczyć jakiekolwiek zbieranie danych osobowych uczestników, które są powiązane z oddanym głosem (tj Jan Kowalski gdy odda głos na partię X o godzinie yy:yy nie powinien być jakkolwiek kojarzony z oddanym głosem tylko zaznaczony jako osoba oddająca głos)</text:h>
      <text:h text:style-name="Heading_20_4" text:outline-level="4">System powinien umożliwiać zapisywanie historii wyborów do czynów wyłącznie statystycznych.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Opis wymagań</text:span></text:h>
      <text:list xml:id="list30350967" text:style-name="L6">
        <text:list-item>
          <text:p text:style-name="P16">System powinien być dostępny poprzez sieć internet osobom głosującym </text:p>
        </text:list-item>
        <text:list-item>
          <text:p text:style-name="P16">System ma uniemożliwiać dostęp osobom nieuprawnionym do ingerencji w jego wnętrze </text:p>
        </text:list-item>
        <text:list-item>
          <text:p text:style-name="P16">System powinien składać się z dwóch odrębnych systemów aby odciążyć część odpowiedzialną za obsługę głosowań </text:p>
        </text:list-item>
        <text:list-item>
          <text:p text:style-name="P16">System powinien bezpiecznie i stabilnie obsługiwać wielu głosujących jednocześnie </text:p>
        </text:list-item>
        <text:list-item>
          <text:p text:style-name="P16">System musi być przyjazny osobom, które nie posługują się na codzień elektroniką </text:p>
        </text:list-item>
        <text:list-item>
          <text:p text:style-name="P16">System musi drukować wszelkie dane odpowiedzialne za poprawny przebieg głosowania </text:p>
        </text:list-item>
        <text:list-item>
          <text:p text:style-name="P16">System powinien składać się przynajmniej z 2-óch baz przechowyjących dane głosujących i głosów </text:p>
        </text:list-item>
        <text:list-item>
          <text:p text:style-name="P16">System powinien drukować wszystkie zmiany przeprowadzane w bazach danych ## Specyfikacja wymagań </text:p>
        </text:list-item>
        <text:list-item>
          <text:p text:style-name="P7">System powinien składać ## Specifikacja oprogramowania 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Wymagania Pozafunkcjonalne</text:span></text:h>
      <text:h text:style-name="Heading_20_2" text:outline-level="2">Wymagania Niefizyczne</text:h>
      <text:h text:style-name="Heading_20_4" text:outline-level="4">Język programowania</text:h>
      <text:p text:style-name="Text_20_body">java</text:p>
      <text:h text:style-name="Heading_20_4" text:outline-level="4">Technologia</text:h>
      <text:p text:style-name="Text_20_body">Technologia Java Enterprise Edition 1.6 w tym HTML 4.01 oraz CSS2 Serwer Aplikacyjny Glassfish 3.1.2.2</text:p>
      <text:h text:style-name="Heading_20_4" text:outline-level="4">Używane Frameworki</text:h>
      <text:p text:style-name="Text_20_body">Interfejs web przy użyciu frameworku JSF 2.1.14 Mapowanie obiektowo relacyjne przy użyciu frameworku Hibernate 4.1.8</text:p>
      <text:h text:style-name="Heading_20_4" text:outline-level="4">Baza Danych</text:h>
      <text:p text:style-name="Text_20_body">Dwie bazy danych System zarządzania bazą danych Oracle 11g r2 Enterprise Edition Złożony system autoryzacji</text:p>
      <text:h text:style-name="Heading_20_2" text:outline-level="2">Wymagania Fizyczne</text:h>
      <text:h text:style-name="Heading_20_4" text:outline-level="4">Serwer glówny</text:h>
      <text:p text:style-name="Text_20_body">Serwer oparty o technologie klastrową Dostęp do internetu przy pomocy kilku łącz światłowodowych jednomodowych System Awaryjnego zasilania, przeciw pożarowy, antywłamaniowy, autoryzacja dostępu fizycznego Fizyczny Terminal Administracyjny</text:p>
      <text:h text:style-name="Heading_20_4" text:outline-level="4">Serwer Pomocy</text:h>
      <text:h text:style-name="Heading_20_4" text:outline-level="4">Baza Danych</text:h>
      <text:p text:style-name="Text_20_body">Dwie bazy danych położone w różnych lokalizacjach fizycznych *Pierwsza razem z serwerem *Druga w bezpiecznej, tajnej lokalizacji połączona szybką siecią wewnętrzną</text:p>
      <text:h text:style-name="Heading_20_2" text:outline-level="2">Wymagania Dostępowe</text:h>
      <text:h text:style-name="Heading_20_4" text:outline-level="4">Terminale wyborcze</text:h>
      <text:p text:style-name="Text_20_body">*<text:span text:style-name="Source_20_Text">Terminal</text:span> - Terminal w oparciu o system linux *<text:span text:style-name="Source_20_Text">Terminal główny</text:span> - Moduł autoryzacji terminali dotykowych, podłączenie do internetu *<text:span text:style-name="Source_20_Text">Dotykowe terminale</text:span> - podłączone do terminalu głównego, ograniczenie dostępu jedynie do Przeglądarki Internetowej Firefox 16.0.2 oraz blokada dostępu do domen innych niż domena głosowania</text:p>
      <text:h text:style-name="Heading_20_4" text:outline-level="4">Komputer głosującego</text:h>
      <text:p text:style-name="Text_20_body">*Komputer klasy PC lub podobny *Połączenie z siecią internet *Napęd CD-ROM lub zgodny *Przeglądarka Internetowa: Mozilla Firefox 4.0+, Opera 7+, Google Chrome 2+, Internet Explorer <text:soft-page-break/>7+ lub inna zgodna z HTML 4.01 oraz CSS 2</text:p>
      <text:h text:style-name="Heading_20_2" text:outline-level="2">Wymagania Bezpieczeństwa</text:h>
      <text:p text:style-name="Text_20_body">Połączenie z serwerem musi odbywać się przez bezpieczny protokół https z szyfrowaniem ssl Serwer musi posiadać certyfikat najwyższego poziomu wydany przez główny ośrodek certyfikacji rozpoznawany przez główne przeglądarki System musi być zabezpieczony przez adakami SQLi, MIM, i innymi znanymi atakami Serwery baz danych są dostępne tylko w sieci wewnętrznej System nie przechowuje informacji na temat głosów konkretnych osób dla zapewnienia tajności głosowania</text:p>
      <text:h text:style-name="Heading_20_2" text:outline-level="2">Wymagania Wydajnościowe</text:h>
      <text:p text:style-name="Text_20_body">Serwer musi obsłużyć conajmniej 1% urzytkowników zalogowanych w tym samym czasie System musi być dostępny 99,999% w okresie głosowania oraz 99,99% poza nim Serwer pomocy musi być dostępny na poziomi 99.99% Czas kontaktu z help desk przez serwer pomocy musi być nie dłuższy niż 2 min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Słownik pojęć</text:span></text:h>
      <text:h text:style-name="Heading_20_4" text:outline-level="4">Pojęcia ogólne</text:h>
      <text:list xml:id="list30343757" text:style-name="L7">
        <text:list-item>
          <text:p text:style-name="P17"><text:span text:style-name="Source_20_Text">administrator</text:span> - osoba fizyczna sprawująca kontrolę nad wyznaczonymi zadaniami systemu, rozszczególniany na różne obowiązki/funkcje (więcej szczegółów w poszczególnych zakresach) </text:p>
        </text:list-item>
        <text:list-item>
          <text:p text:style-name="P17"><text:span text:style-name="Source_20_Text">serwer głosujący</text:span> - ogólna nazwa całego kompleksu modułowego odpowiedzialnego za główne funkcje systemu </text:p>
        </text:list-item>
        <text:list-item>
          <text:p text:style-name="P17"><text:span text:style-name="Source_20_Text">głosujący</text:span> - osoba fizyczna, pełna praw obywatelskich w zakresie udziału w wyborach </text:p>
        </text:list-item>
        <text:list-item>
          <text:p text:style-name="P17"><text:span text:style-name="Source_20_Text">głos</text:span> - zanotowanie w systemie poprawnego wyboru dokonanego przez głosującego w danej turze </text:p>
        </text:list-item>
        <text:list-item>
          <text:p text:style-name="P17"><text:span text:style-name="Source_20_Text">tura</text:span> - głosowanie dotyczące jednego wydarzenia ustalane zewnętrzenie przez organy rządowe </text:p>
        </text:list-item>
        <text:list-item>
          <text:p text:style-name="P17"><text:span text:style-name="Source_20_Text">podpis elektroniczny</text:span> - sygnatura podtwierdzająca autentyczność użytkownika z serwerem głosującym </text:p>
        </text:list-item>
        <text:list-item>
          <text:p text:style-name="P17"><text:span text:style-name="Source_20_Text">certyfikat</text:span> - klucz podtwierdzający autentyczność usługodawcy ( w tym wypadku serwera głosującego) </text:p>
        </text:list-item>
        <text:list-item>
          <text:p text:style-name="P17"><text:span text:style-name="Source_20_Text">platforma głosowania</text:span> - elektroniczny system obsługiwany przez protokoły web-owe i serwery umieszczone w poszczególnych miastach </text:p>
        </text:list-item>
        <text:list-item>
          <text:p text:style-name="P17"><text:span text:style-name="Source_20_Text">lokal wyborczy</text:span> - fizyczna lokalizacja służąca jako punkt naziemny do oddawania głosów z wcześniej przygotowanych i skonfigurowanych stanowisk wyposażonych w terminale </text:p>
        </text:list-item>
        <text:list-item>
          <text:p text:style-name="P17"><text:span text:style-name="Source_20_Text">terminal</text:span> - sprzęt fizyczny odpowiedzialny za połączenie z platformą głosowania poprzez aplet komisji dostępny w lokalu wyborczym </text:p>
        </text:list-item>
        <text:list-item>
          <text:p text:style-name="P17"><text:span text:style-name="Source_20_Text">aplet komisji</text:span> - system zarządzający terminalami w lokalu komisji okręgowej </text:p>
        </text:list-item>
        <text:list-item>
          <text:p text:style-name="P17"><text:span text:style-name="Source_20_Text">lokal komisji okręgowej</text:span> - fizyczna lokalizacja punktu w którym można oddawać głosy w przypadku nie pobrania podpisu elektronicznego i certyfikatu </text:p>
        </text:list-item>
        <text:list-item>
          <text:p text:style-name="P17"><text:span text:style-name="Source_20_Text">komisja okręgowa</text:span> - komisja składająca się z osób odpowiedzialnych za poprawne przebieganie wyborów </text:p>
        </text:list-item>
        <text:list-item>
          <text:p text:style-name="P17"><text:span text:style-name="Source_20_Text">przewodniczący komisji</text:span> - osoba odpowiedzialna za korygowanie poprawności ilości osób oddających głos z bazą danych i uniemożliwianie "podwójnego oddawania głosu" </text:p>
        </text:list-item>
        <text:list-item>
          <text:p text:style-name="P17"><text:span text:style-name="Source_20_Text">wsparcie techniczne</text:span> - platforma web-owa służąca jako główny węzeł komunikacyjny z technikami pomocy </text:p>
        </text:list-item>
        <text:list-item>
          <text:p text:style-name="P8"><text:span text:style-name="Source_20_Text">technik pomocy</text:span> - specjalista służący jako wsparcie techniczne dla użytkowników </text:p>
        </text:list-item>
      </text:list>
      <text:h text:style-name="P18" text:outline-level="2"><text:span text:style-name="T1">Informacje Statystyczne do oszacowania obciążeń</text:span></text:h>
      <text:h text:style-name="Heading_20_4" text:outline-level="4">ilość uprawnionych do głosowania w mieście Gdańsku (dane 2010 rok): 359848</text:h>
      <text:h text:style-name="Heading_20_4" text:outline-level="4">Frekfencja wyborcza(dane 2011 rok): 61.24%</text:h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Użytkownicy Systemu</text:span></text:h>
      <text:h text:style-name="Heading_20_4" text:outline-level="4">Osoba uprawniona do głosowania głosująca z domu</text:h>
      <text:h text:style-name="Heading_20_4" text:outline-level="4">Osoba uprawniona do głosowania głosująca w lokalu wyborczym</text:h>
      <text:h text:style-name="Heading_20_4" text:outline-level="4">Przewodniczący komisji który autoryzuje osoby uprawnione przychodzące do komisji</text:h>
      <text:h text:style-name="Heading_20_4" text:outline-level="4">Administrator Głosowań - tworzy nowe głosowania (data rozpoczęcia, zakończenia, kandydaci i inne)</text:h>
      <text:list xml:id="list30360411" text:style-name="L8">
        <text:list-item>
          <text:p text:style-name="P9">posiada dostęp jedynie z panelu twórcy </text:p>
        </text:list-item>
      </text:list>
      <text:h text:style-name="Heading_20_4" text:outline-level="4">Administrator System - dba o poprawne funkcjonowanie systemu</text:h>
      <text:list xml:id="list30382068" text:style-name="L9">
        <text:list-item>
          <text:p text:style-name="P10">posiada dostęp jedynie z terminala lokalnego </text:p>
        </text:list-item>
      </text:list>
      <text:h text:style-name="Heading_20_4" text:outline-level="4">Pracownik punktu wydawania podpisów elektronicznych</text:h>
      <text:h text:style-name="Heading_20_4" text:outline-level="4">Pracownik pomocy technicznej</text:h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Centrala wyborcza</text:span></text:h>
      <text:h text:style-name="Heading_20_4" text:outline-level="4">Główne cele</text:h>
      <text:p text:style-name="Text_20_body">Serce projektu, główny system podzielony na warstwy abstrakcji (prezentacji, biznesowa, danych) korelujących z sobą i odpowiedzialnych za czynności związane głównie z spójnością oraz poprawnością danych jak i zewnętrzną kontrolą i ustawianiem systemu.</text:p>
      <text:h text:style-name="Heading_20_2" text:outline-level="2">Moduły zaimplementowane</text:h>
      <text:h text:style-name="Heading_20_4" text:outline-level="4">Front-end</text:h>
      <text:p text:style-name="Text_20_body">"Produkt końcowy" widoczny dla głosującego z poziomu przeglądarki internetowej lub poprzez terminal dostępny w komisji wyborczej.</text:p>
      <text:h text:style-name="Heading_20_4" text:outline-level="4">Panel administracyjny</text:h>
      <text:p text:style-name="Text_20_body">Główny panel odpowiedzialny za sprawdzanie poprawności działania systemu i dostęp do logów serwerowych.</text:p>
      <text:h text:style-name="Heading_20_4" text:outline-level="4">Panel statystyczny</text:h>
      <text:p text:style-name="Text_20_body">Dostępny dla analityków/pracowników spradzających poprawność danych oraz przebieg głosowania.</text:p>
      <text:h text:style-name="Heading_20_4" text:outline-level="4">Panel twórcy</text:h>
      <text:p text:style-name="Text_20_body">Panel uruchamiany bezpośrednio przed rozpoczęciem głosowania dostępny tylko najwyżej uprzywilejowanym osobą z "zewnątrz". Służy do układania formularzy wyświetlanych przez Front-end oraz tworzenie zaplecza dla sesji głosowania.</text:p>
      <text:h text:style-name="Heading_20_2" text:outline-level="2">Komunikacja wewnątrz-komponentowa</text:h>
      <text:p text:style-name="Text_20_body">Stricte według modelu aplikacji biznesowych. Każdy element modułów jest powiązany z resztą systemu i bardzo zależny od nich.</text:p>
      <text:h text:style-name="Heading_20_2" text:outline-level="2">Komunikacja zewnątrz-komponentowa</text:h>
      <text:p text:style-name="Text_20_body">Kontrola jak i otrzymywanie informacji od komponentu Komisja w celach regulacyjnych oraz uzupełnieniowych bazy danych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Komisja</text:span></text:h>
      <text:h text:style-name="Heading_20_4" text:outline-level="4">Główne cele</text:h>
      <text:p text:style-name="Text_20_body">Jest to główny komponent komisji wyborczej regulujący status osób głosujących jak i sprawdzający poprawność otrzymanych danych (wstępnie) oraz wysyłający odpowiednie raporty do systemu wewnętrznego wraz z listą głosujących i oddanymi głosami</text:p>
      <text:h text:style-name="Heading_20_2" text:outline-level="2">Moduły zaimplementowane</text:h>
      <text:h text:style-name="Heading_20_4" text:outline-level="4">Panel komisji</text:h>
      <text:p text:style-name="Text_20_body">Uruchamia dostęp do terminali ustawiając ilość możliwych do oddania głosów a w przypadku nieścisłości blokuje ów dostęp. Zatwierdza wstępną poprawność głosowania. Łączy się z wewnętrznym systemem przesyłając mu dane w zsynchronizowanych godzinach aby odciążyć go od ciągłych zapytań.</text:p>
      <text:h text:style-name="Heading_20_2" text:outline-level="2">Komunikacja wewnątrz-komponentowa</text:h>
      <text:p text:style-name="Text_20_body">Brak</text:p>
      <text:h text:style-name="Heading_20_2" text:outline-level="2">Komunikacja zewnątrz-komponentowa</text:h>
      <text:p text:style-name="Text_20_body">Wysyła dane wstępnie zatwierdzone otrzymane od terminalu oraz podtwierdza poprawność danych.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18" text:outline-level="2"><text:soft-page-break/><text:span text:style-name="T1">Pomoc techniczna</text:span></text:h>
      <text:h text:style-name="Heading_20_4" text:outline-level="4">Główne cele</text:h>
      <text:p text:style-name="Text_20_body">Udzielanie precyzyjnej odpowiedzi na postawione zapytania przez użytkownika jednocześnie analizując kontekst wypowiedzi oraz stawiania zapytań, w przypadku braku informacji w bazie danych podłączenie do zewnętrznej pomocy tj technika pomocy.</text:p>
      <text:h text:style-name="Heading_20_2" text:outline-level="2">Moduły zaimplementowane</text:h>
      <text:h text:style-name="Heading_20_4" text:outline-level="4">Automatyczny system pomocy</text:h>
      <text:p text:style-name="Text_20_body">Jest to algorytm komputerowy bazujący swoją wiedzę na najczęściej zadawanych pytaniach oraz "inteligentny" względem sformułowań stawianych przez ludzi. Gdyby system okazałby się zbyt prymitywny lub niewystarczający zasugeruje kontakt z technikiem pomocy.</text:p>
      <text:h text:style-name="Heading_20_4" text:outline-level="4">Bezpośredni system pomocy</text:h>
      <text:p text:style-name="Text_20_body">System organizacyjny łączący użytkownika z pracownikiem (technikiem pomocy) poprzez wybrany kanał (VOIP/IRC).</text:p>
      <text:h text:style-name="Heading_20_2" text:outline-level="2">Komunikacja wewnątrz-komponentowa</text:h>
      <text:p text:style-name="Text_20_body">Komunikacja między modułami na podstawie uzupełniania możliwości modułu automatycznego systemu pomocy poprzez ingerencje człowieka.</text:p>
      <text:h text:style-name="Heading_20_2" text:outline-level="2">Komunikacja zewnątrz-komponentowa</text:h>
      <text:p text:style-name="Text_20_body">Brak, system rozłączny od systemu głosowania.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6T10:19:24.75</meta:creation-date>
    <dc:date>2012-11-16T10:24:50.42</dc:date>
    <meta:editing-duration>P0D</meta:editing-duration>
    <meta:editing-cycles>1</meta:editing-cycles>
    <meta:document-statistic meta:table-count="0" meta:image-count="0" meta:object-count="0" meta:page-count="10" meta:paragraph-count="143" meta:word-count="1508" meta:character-count="11523" meta:non-whitespace-character-count="10158"/>
    <meta:generator>LibreOffice/3.6$Windows_x86 LibreOffice_project/e29a214-2bbed72-0621de6-a97528c-8f066d</meta:generator>
  </office:meta>
</office:document-meta>
</file>